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95mm"/>
    </style:style>
    <style:style style:name="co2" style:family="table-column">
      <style:table-column-properties fo:break-before="auto" style:column-width="74.97mm"/>
    </style:style>
    <style:style style:name="co3" style:family="table-column">
      <style:table-column-properties fo:break-before="auto" style:column-width="16.92mm"/>
    </style:style>
    <style:style style:name="co4" style:family="table-column">
      <style:table-column-properties fo:break-before="auto" style:column-width="13.41mm"/>
    </style:style>
    <style:style style:name="co5" style:family="table-column">
      <style:table-column-properties fo:break-before="auto" style:column-width="15.75mm"/>
    </style:style>
    <style:style style:name="co6" style:family="table-column">
      <style:table-column-properties fo:break-before="auto" style:column-width="14.98mm"/>
    </style:style>
    <style:style style:name="co7" style:family="table-column">
      <style:table-column-properties fo:break-before="auto" style:column-width="9.33mm"/>
    </style:style>
    <style:style style:name="co8" style:family="table-column">
      <style:table-column-properties fo:break-before="auto" style:column-width="8.94mm"/>
    </style:style>
    <style:style style:name="co9" style:family="table-column">
      <style:table-column-properties fo:break-before="auto" style:column-width="40.83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UTSMER9A3_Gambierdiscus-carpenteri_gosum1-bio" table:style-name="ta1">
        <table:shapes>
          <draw:frame draw:z-index="0" draw:style-name="gr1" draw:text-style-name="P1" svg:width="227.26mm" svg:height="507.34mm" svg:x="9.96mm" svg:y="84.43mm">
            <loext:p draw:notify-on-update-of-ranges="'UTSMER9A3_Gambierdiscus-carpenteri_gosum1-bio'.B1:'UTSMER9A3_Gambierdiscus-carpenteri_gosum1-bio'.B1 'UTSMER9A3_Gambierdiscus-carpenteri_gosum1-bio'.B2:'UTSMER9A3_Gambierdiscus-carpenteri_gosum1-bio'.B18 'UTSMER9A3_Gambierdiscus-carpenteri_gosum1-bio'.C1:'UTSMER9A3_Gambierdiscus-carpenteri_gosum1-bio'.C1 'UTSMER9A3_Gambierdiscus-carpenteri_gosum1-bio'.C2:'UTSMER9A3_Gambierdiscus-carpenteri_gosum1-bio'.C18 'UTSMER9A3_Gambierdiscus-carpenteri_gosum1-bio'.D1:'UTSMER9A3_Gambierdiscus-carpenteri_gosum1-bio'.D1 'UTSMER9A3_Gambierdiscus-carpenteri_gosum1-bio'.D2:'UTSMER9A3_Gambierdiscus-carpenteri_gosum1-bio'.D18 'UTSMER9A3_Gambierdiscus-carpenteri_gosum1-bio'.E1:'UTSMER9A3_Gambierdiscus-carpenteri_gosum1-bio'.E1 'UTSMER9A3_Gambierdiscus-carpenteri_gosum1-bio'.E2:'UTSMER9A3_Gambierdiscus-carpenteri_gosum1-bio'.E18 'UTSMER9A3_Gambierdiscus-carpenteri_gosum1-bio'.F1:'UTSMER9A3_Gambierdiscus-carpenteri_gosum1-bio'.F1 'UTSMER9A3_Gambierdiscus-carpenteri_gosum1-bio'.F2:'UTSMER9A3_Gambierdiscus-carpenteri_gosum1-bio'.F18 'UTSMER9A3_Gambierdiscus-carpenteri_gosum1-bio'.G1:'UTSMER9A3_Gambierdiscus-carpenteri_gosum1-bio'.G1 'UTSMER9A3_Gambierdiscus-carpenteri_gosum1-bio'.G2:'UTSMER9A3_Gambierdiscus-carpenteri_gosum1-bio'.G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function</text:p>
          </table:table-cell>
          <table:table-cell office:value-type="string" calcext:value-type="string">
            <text:p>G.australes</text:p>
          </table:table-cell>
          <table:table-cell office:value-type="string" calcext:value-type="string">
            <text:p>G. carpenteri</text:p>
          </table:table-cell>
          <table:table-cell office:value-type="string" calcext:value-type="string">
            <text:p>G. lapillus</text:p>
          </table:table-cell>
          <table:table-cell office:value-type="string" calcext:value-type="string">
            <text:p>G. cf. Silvae</text:p>
          </table:table-cell>
          <table:table-cell office:value-type="string" calcext:value-type="string">
            <text:p>G. polynesiens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02376</text:p>
          </table:table-cell>
          <table:table-cell office:value-type="string" calcext:value-type="string">
            <text:p>immune system process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08152</text:p>
          </table:table-cell>
          <table:table-cell office:value-type="string" calcext:value-type="string">
            <text:p>metabolic process</text:p>
          </table:table-cell>
          <table:table-cell office:value-type="float" office:value="359" calcext:value-type="float">
            <text:p>359</text:p>
          </table:table-cell>
          <table:table-cell office:value-type="float" office:value="388" calcext:value-type="float">
            <text:p>388</text:p>
          </table:table-cell>
          <table:table-cell office:value-type="float" office:value="384" calcext:value-type="float">
            <text:p>384</text:p>
          </table:table-cell>
          <table:table-cell table:number-columns-repeated="2" office:value-type="float" office:value="396" calcext:value-type="float">
            <text:p>3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09987</text:p>
          </table:table-cell>
          <table:table-cell office:value-type="string" calcext:value-type="string">
            <text:p>cellular process</text:p>
          </table:table-cell>
          <table:table-cell office:value-type="float" office:value="423" calcext:value-type="float">
            <text:p>423</text:p>
          </table:table-cell>
          <table:table-cell office:value-type="float" office:value="451" calcext:value-type="float">
            <text:p>451</text:p>
          </table:table-cell>
          <table:table-cell office:value-type="float" office:value="440" calcext:value-type="float">
            <text:p>440</text:p>
          </table:table-cell>
          <table:table-cell office:value-type="float" office:value="457" calcext:value-type="float">
            <text:p>457</text:p>
          </table:table-cell>
          <table:table-cell office:value-type="float" office:value="462" calcext:value-type="float">
            <text:p>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22414</text:p>
          </table:table-cell>
          <table:table-cell office:value-type="string" calcext:value-type="string">
            <text:p>reproductive proces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22610</text:p>
          </table:table-cell>
          <table:table-cell office:value-type="string" calcext:value-type="string">
            <text:p>biological adhes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23052</text:p>
          </table:table-cell>
          <table:table-cell office:value-type="string" calcext:value-type="string">
            <text:p>signaling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32501</text:p>
          </table:table-cell>
          <table:table-cell office:value-type="string" calcext:value-type="string">
            <text:p>multicellular organismal proces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32502</text:p>
          </table:table-cell>
          <table:table-cell office:value-type="string" calcext:value-type="string">
            <text:p>developmental proces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40007</text:p>
          </table:table-cell>
          <table:table-cell office:value-type="string" calcext:value-type="string">
            <text:p>growth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40011</text:p>
          </table:table-cell>
          <table:table-cell office:value-type="string" calcext:value-type="string">
            <text:p>locomo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48511</text:p>
          </table:table-cell>
          <table:table-cell office:value-type="string" calcext:value-type="string">
            <text:p>rhythmic proces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50896</text:p>
          </table:table-cell>
          <table:table-cell office:value-type="string" calcext:value-type="string">
            <text:p>response to stimulus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51179</text:p>
          </table:table-cell>
          <table:table-cell office:value-type="string" calcext:value-type="string">
            <text:p>localization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51704</text:p>
          </table:table-cell>
          <table:table-cell office:value-type="string" calcext:value-type="string">
            <text:p>multi-organism proces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65007</text:p>
          </table:table-cell>
          <table:table-cell office:value-type="string" calcext:value-type="string">
            <text:p>biological regulation</text:p>
          </table:table-cell>
          <table:table-cell office:value-type="float" office:value="77" calcext:value-type="float">
            <text:p>77</text:p>
          </table:table-cell>
          <table:table-cell office:value-type="float" office:value="94" calcext:value-type="float">
            <text:p>94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71840</text:p>
          </table:table-cell>
          <table:table-cell office:value-type="string" calcext:value-type="string">
            <text:p>cellular component organization or biogenesis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98754</text:p>
          </table:table-cell>
          <table:table-cell office:value-type="string" calcext:value-type="string">
            <text:p>detoxification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6">00/00/0000</text:date>, <text:time style:data-style-name="N2" text:time-value="14:34:56.1022149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6T14:45:22.355113111</dc:date>
    <meta:editing-duration>PT20M37S</meta:editing-duration>
    <meta:editing-cycles>8</meta:editing-cycles>
    <meta:generator>LibreOffice/5.1.6.2$Linux_X86_64 LibreOffice_project/10m0$Build-2</meta:generator>
    <meta:document-statistic meta:table-count="1" meta:cell-count="12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470" chart:interval-major="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727cm" svg:height="50.735cm" xlink:href=".." xlink:type="simple" chart:class="chart:bar" chart:style-name="ch1">
        <chart:legend svg:x="19.615cm" svg:y="34.766cm" style:legend-expansion="custom" chartooo:width="3.111cm" chartooo:height="8.031cm" style:legend-expansion-aspect-ratio="0.387373926036608" chart:style-name="ch2"/>
        <chart:plot-area chart:style-name="ch3" table:cell-range-address="'UTSMER9A3_Gambierdiscus-carpenteri_gosum1-bio'.B1:'UTSMER9A3_Gambierdiscus-carpenteri_gosum1-bio'.G18" chart:data-source-has-labels="both" svg:x="0.041cm" svg:y="0.09cm" svg:width="19.458cm" svg:height="50.677cm">
          <chartooo:coordinate-region svg:x="2.355cm" svg:y="0.289cm" svg:width="17.144cm" svg:height="45.008cm"/>
          <chart:axis chart:dimension="x" chart:name="primary-x" chart:style-name="ch4" chartooo:axis-type="auto">
            <chartooo:date-scale/>
            <chart:categories table:cell-range-address="'UTSMER9A3_Gambierdiscus-carpenteri_gosum1-bio'.B2:'UTSMER9A3_Gambierdiscus-carpenteri_gosum1-bio'.B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UTSMER9A3_Gambierdiscus-carpenteri_gosum1-bio'.C2:'UTSMER9A3_Gambierdiscus-carpenteri_gosum1-bio'.C18" chart:label-cell-address="'UTSMER9A3_Gambierdiscus-carpenteri_gosum1-bio'.C1:'UTSMER9A3_Gambierdiscus-carpenteri_gosum1-bio'.C1" chart:class="chart:bar">
            <chart:data-point chart:repeated="17"/>
          </chart:series>
          <chart:series chart:style-name="ch8" chart:values-cell-range-address="'UTSMER9A3_Gambierdiscus-carpenteri_gosum1-bio'.D2:'UTSMER9A3_Gambierdiscus-carpenteri_gosum1-bio'.D18" chart:label-cell-address="'UTSMER9A3_Gambierdiscus-carpenteri_gosum1-bio'.D1:'UTSMER9A3_Gambierdiscus-carpenteri_gosum1-bio'.D1" chart:class="chart:bar">
            <chart:data-point chart:repeated="17"/>
          </chart:series>
          <chart:series chart:style-name="ch9" chart:values-cell-range-address="'UTSMER9A3_Gambierdiscus-carpenteri_gosum1-bio'.E2:'UTSMER9A3_Gambierdiscus-carpenteri_gosum1-bio'.E18" chart:label-cell-address="'UTSMER9A3_Gambierdiscus-carpenteri_gosum1-bio'.E1:'UTSMER9A3_Gambierdiscus-carpenteri_gosum1-bio'.E1" chart:class="chart:bar">
            <chart:data-point chart:repeated="17"/>
          </chart:series>
          <chart:series chart:style-name="ch10" chart:values-cell-range-address="'UTSMER9A3_Gambierdiscus-carpenteri_gosum1-bio'.F2:'UTSMER9A3_Gambierdiscus-carpenteri_gosum1-bio'.F18" chart:label-cell-address="'UTSMER9A3_Gambierdiscus-carpenteri_gosum1-bio'.F1:'UTSMER9A3_Gambierdiscus-carpenteri_gosum1-bio'.F1" chart:class="chart:bar">
            <chart:data-point chart:repeated="17"/>
          </chart:series>
          <chart:series chart:style-name="ch11" chart:values-cell-range-address="'UTSMER9A3_Gambierdiscus-carpenteri_gosum1-bio'.G2:'UTSMER9A3_Gambierdiscus-carpenteri_gosum1-bio'.G18" chart:label-cell-address="'UTSMER9A3_Gambierdiscus-carpenteri_gosum1-bio'.G1:'UTSMER9A3_Gambierdiscus-carpenteri_gosum1-bio'.G1" chart:class="chart:bar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.australes</text:p>
                <draw:g>
                  <svg:desc>'UTSMER9A3_Gambierdiscus-carpenteri_gosum1-bio'.C1:'UTSMER9A3_Gambierdiscus-carpenteri_gosum1-bio'.C1</svg:desc>
                </draw:g>
              </table:table-cell>
              <table:table-cell office:value-type="string">
                <text:p>G. carpenteri</text:p>
                <draw:g>
                  <svg:desc>'UTSMER9A3_Gambierdiscus-carpenteri_gosum1-bio'.D1:'UTSMER9A3_Gambierdiscus-carpenteri_gosum1-bio'.D1</svg:desc>
                </draw:g>
              </table:table-cell>
              <table:table-cell office:value-type="string">
                <text:p>G. lapillus</text:p>
                <draw:g>
                  <svg:desc>'UTSMER9A3_Gambierdiscus-carpenteri_gosum1-bio'.E1:'UTSMER9A3_Gambierdiscus-carpenteri_gosum1-bio'.E1</svg:desc>
                </draw:g>
              </table:table-cell>
              <table:table-cell office:value-type="string">
                <text:p>G. cf. Silvae</text:p>
                <draw:g>
                  <svg:desc>'UTSMER9A3_Gambierdiscus-carpenteri_gosum1-bio'.F1:'UTSMER9A3_Gambierdiscus-carpenteri_gosum1-bio'.F1</svg:desc>
                </draw:g>
              </table:table-cell>
              <table:table-cell office:value-type="string">
                <text:p>G. polynesiensis</text:p>
                <draw:g>
                  <svg:desc>'UTSMER9A3_Gambierdiscus-carpenteri_gosum1-bio'.G1:'UTSMER9A3_Gambierdiscus-carpenteri_gosum1-bio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mmune system process</text:p>
                <draw:g>
                  <svg:desc>'UTSMER9A3_Gambierdiscus-carpenteri_gosum1-bio'.B2:'UTSMER9A3_Gambierdiscus-carpenteri_gosum1-bio'.B18</svg:desc>
                </draw:g>
              </table:table-cell>
              <table:table-cell office:value-type="float" office:value="2">
                <text:p>2</text:p>
                <draw:g>
                  <svg:desc>'UTSMER9A3_Gambierdiscus-carpenteri_gosum1-bio'.C2:'UTSMER9A3_Gambierdiscus-carpenteri_gosum1-bio'.C18</svg:desc>
                </draw:g>
              </table:table-cell>
              <table:table-cell office:value-type="float" office:value="3">
                <text:p>3</text:p>
                <draw:g>
                  <svg:desc>'UTSMER9A3_Gambierdiscus-carpenteri_gosum1-bio'.D2:'UTSMER9A3_Gambierdiscus-carpenteri_gosum1-bio'.D18</svg:desc>
                </draw:g>
              </table:table-cell>
              <table:table-cell office:value-type="float" office:value="3">
                <text:p>3</text:p>
                <draw:g>
                  <svg:desc>'UTSMER9A3_Gambierdiscus-carpenteri_gosum1-bio'.E2:'UTSMER9A3_Gambierdiscus-carpenteri_gosum1-bio'.E18</svg:desc>
                </draw:g>
              </table:table-cell>
              <table:table-cell office:value-type="float" office:value="3">
                <text:p>3</text:p>
                <draw:g>
                  <svg:desc>'UTSMER9A3_Gambierdiscus-carpenteri_gosum1-bio'.F2:'UTSMER9A3_Gambierdiscus-carpenteri_gosum1-bio'.F18</svg:desc>
                </draw:g>
              </table:table-cell>
              <table:table-cell office:value-type="float" office:value="3">
                <text:p>3</text:p>
                <draw:g>
                  <svg:desc>'UTSMER9A3_Gambierdiscus-carpenteri_gosum1-bio'.G2:'UTSMER9A3_Gambierdiscus-carpenteri_gosum1-bio'.G18</svg:desc>
                </draw:g>
              </table:table-cell>
            </table:table-row>
            <table:table-row>
              <table:table-cell office:value-type="string">
                <text:p>metabolic process</text:p>
              </table:table-cell>
              <table:table-cell office:value-type="float" office:value="359">
                <text:p>359</text:p>
              </table:table-cell>
              <table:table-cell office:value-type="float" office:value="388">
                <text:p>388</text:p>
              </table:table-cell>
              <table:table-cell office:value-type="float" office:value="384">
                <text:p>384</text:p>
              </table:table-cell>
              <table:table-cell office:value-type="float" office:value="396">
                <text:p>396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cellular process</text:p>
              </table:table-cell>
              <table:table-cell office:value-type="float" office:value="423">
                <text:p>423</text:p>
              </table:table-cell>
              <table:table-cell office:value-type="float" office:value="451">
                <text:p>451</text:p>
              </table:table-cell>
              <table:table-cell office:value-type="float" office:value="440">
                <text:p>440</text:p>
              </table:table-cell>
              <table:table-cell office:value-type="float" office:value="457">
                <text:p>457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reproductive process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biological adhesion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ignaling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ulticellular organismal process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evelopmental process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growth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ocomotion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hythmic process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esponse to stimulus</text:p>
              </table:table-cell>
              <table:table-cell office:value-type="float" office:value="24">
                <text:p>24</text:p>
              </table:table-cell>
              <table:table-cell office:value-type="float" office:value="30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localization</text:p>
              </table:table-cell>
              <table:table-cell office:value-type="float" office:value="87">
                <text:p>87</text:p>
              </table:table-cell>
              <table:table-cell office:value-type="float" office:value="90">
                <text:p>90</text:p>
              </table:table-cell>
              <table:table-cell office:value-type="float" office:value="84">
                <text:p>84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multi-organism process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biological regulation</text:p>
              </table:table-cell>
              <table:table-cell office:value-type="float" office:value="77">
                <text:p>77</text:p>
              </table:table-cell>
              <table:table-cell office:value-type="float" office:value="94">
                <text:p>94</text:p>
              </table:table-cell>
              <table:table-cell office:value-type="float" office:value="85">
                <text:p>85</text:p>
              </table:table-cell>
              <table:table-cell office:value-type="float" office:value="91">
                <text:p>9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cellular component organization or biogenesis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  <table:table-cell office:value-type="float" office:value="63">
                <text:p>63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detoxificatio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